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167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5368in"/>
    </style:style>
    <style:style style:name="Table1.B" style:family="table-column">
      <style:table-column-properties style:column-width="4.3069in"/>
    </style:style>
    <style:style style:name="Table1.C" style:family="table-column">
      <style:table-column-properties style:column-width="1.5729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padding="0.075in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top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padding="0.075in" fo:border="0.0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B3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C3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4271in" fo:margin-left="0.25in" table:align="left" style:writing-mode="lr-tb"/>
    </style:style>
    <style:style style:name="Table2.A" style:family="table-column">
      <style:table-column-properties style:column-width="5.7597in"/>
    </style:style>
    <style:style style:name="Table2.B" style:family="table-column">
      <style:table-column-properties style:column-width="0.6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75in" fo:border="none" style:writing-mode="lr-tb"/>
    </style:style>
    <style:style style:name="Table2.B1" style:family="table-cell">
      <style:table-cell-properties style:vertical-align="top" fo:padding="0.075in" fo:border="0.05pt solid #000000" style:writing-mode="lr-tb"/>
    </style:style>
    <style:style style:name="Table2.B4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6.4271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5368in"/>
    </style:style>
    <style:style style:name="Table3.B" style:family="table-column">
      <style:table-column-properties style:column-width="4.3069in"/>
    </style:style>
    <style:style style:name="Table3.C" style:family="table-column">
      <style:table-column-properties style:column-width="1.5833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middle" fo:background-color="transparent" fo:padding="0.075in" fo:border="0.0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transparent" fo:padding="0.075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2" style:family="table-cell">
      <style:table-cell-properties style:vertical-align="middle" fo:background-color="transparent" fo:padding="0.075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6.4125in" fo:margin-left="0.2646in" table:align="left" style:writing-mode="lr-tb"/>
    </style:style>
    <style:style style:name="Table4.A" style:family="table-column">
      <style:table-column-properties style:column-width="5.75in"/>
    </style:style>
    <style:style style:name="Table4.B" style:family="table-column">
      <style:table-column-properties style:column-width="0.66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75in" fo:border="none" style:writing-mode="lr-tb"/>
    </style:style>
    <style:style style:name="Table4.B1" style:family="table-cell">
      <style:table-cell-properties style:vertical-align="top" fo:padding="0.075in" fo:border="0.05pt solid #000000" style:writing-mode="lr-tb"/>
    </style:style>
    <style:style style:name="Table4.B4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use-window-font-color="true" style:font-name="Arial" fo:font-size="12pt" fo:language="lv" fo:country="LV" officeooo:paragraph-rsid="001be7e5" style:font-size-asian="12pt" style:font-name-complex="Arial2" style:font-size-complex="12pt"/>
    </style:style>
    <style:style style:name="P2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be7e5" style:font-size-asian="12pt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be7e5" style:font-size-asian="12pt" style:font-name-complex="Arial2" style:font-size-complex="12pt" style:font-weight-complex="bold"/>
    </style:style>
    <style:style style:name="P4" style:family="paragraph" style:parent-style-name="Standard">
      <style:paragraph-properties fo:margin-top="0in" fo:margin-bottom="0in" style:contextual-spacing="false">
        <style:tab-stops/>
      </style:paragraph-properties>
      <style:text-properties officeooo:paragraph-rsid="001be7e5"/>
    </style:style>
    <style:style style:name="P5" style:family="paragraph" style:parent-style-name="Normal_20__28_Web_29_">
      <style:paragraph-properties fo:margin-top="0in" fo:margin-bottom="0in" style:contextual-spacing="false" fo:text-align="center" style:justify-single-word="false"/>
      <style:text-properties style:use-window-font-color="true" style:font-name="Arial" fo:font-size="12pt" fo:font-weight="bold" officeooo:paragraph-rsid="001be7e5" style:font-size-asian="12pt" style:font-weight-asian="bold" style:font-name-complex="Arial2" style:font-size-complex="12pt" style:font-weight-complex="bold"/>
    </style:style>
    <style:style style:name="P6" style:family="paragraph" style:parent-style-name="Normal_20__28_Web_29_">
      <style:paragraph-properties fo:margin-top="0in" fo:margin-bottom="0in" style:contextual-spacing="false"/>
      <style:text-properties style:use-window-font-color="true" style:font-name="Arial" fo:font-size="12pt" officeooo:paragraph-rsid="001be7e5" style:font-size-asian="12pt" style:font-name-complex="Arial2" style:font-size-complex="12pt"/>
    </style:style>
    <style:style style:name="P7" style:family="paragraph" style:parent-style-name="Normal_20__28_Web_29_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be7e5" style:font-size-asian="12pt" style:font-name-complex="Arial2" style:font-size-complex="12pt"/>
    </style:style>
    <style:style style:name="P8" style:family="paragraph" style:parent-style-name="Standard">
      <style:paragraph-properties fo:margin-left="0in" fo:margin-right="0.05in" fo:text-indent="0in" style:auto-text-indent="false" text:number-lines="false" text:line-number="0"/>
      <style:text-properties style:use-window-font-color="true" style:font-name="Arial" fo:font-size="12pt" fo:language="lv" fo:country="LV" officeooo:paragraph-rsid="001be7e5" style:font-size-asian="12pt" style:font-name-complex="Arial1" style:font-size-complex="12pt"/>
    </style:style>
    <style:style style:name="P9" style:family="paragraph" style:parent-style-name="Table">
      <style:paragraph-properties fo:margin-left="0in" fo:margin-right="0.05in" fo:text-indent="0in" style:auto-text-indent="false" text:number-lines="false" text:line-number="0"/>
      <style:text-properties style:use-window-font-color="true" style:font-name="Arial" fo:font-size="12pt" officeooo:paragraph-rsid="001be7e5" style:font-size-asian="12pt" style:font-name-complex="Arial1" style:font-size-complex="12pt"/>
    </style:style>
    <style:style style:name="P10" style:family="paragraph" style:parent-style-name="Table">
      <style:paragraph-properties fo:margin-left="0in" fo:margin-right="0.05in" fo:text-indent="0in" style:auto-text-indent="false" text:number-lines="false" text:line-number="0"/>
      <style:text-properties officeooo:paragraph-rsid="001be7e5"/>
    </style:style>
    <style:style style:name="P11" style:family="paragraph" style:parent-style-name="Standard">
      <style:paragraph-properties fo:margin-left="0in" fo:margin-right="0.05in" fo:text-indent="0in" style:auto-text-indent="false"/>
      <style:text-properties style:use-window-font-color="true" style:font-name="Arial" fo:font-size="12pt" fo:language="lv" fo:country="LV" officeooo:paragraph-rsid="001be7e5" style:font-size-asian="12pt" style:font-size-complex="12pt"/>
    </style:style>
    <style:style style:name="P12" style:family="paragraph" style:parent-style-name="Standard">
      <style:paragraph-properties fo:margin-left="0in" fo:margin-right="0.05in" fo:text-indent="0in" style:auto-text-indent="false"/>
      <style:text-properties style:use-window-font-color="true" style:font-name="Arial" fo:font-size="12pt" fo:language="lv" fo:country="LV" officeooo:paragraph-rsid="001be7e5" style:font-size-asian="12pt" style:font-name-complex="Arial1" style:font-size-complex="12pt"/>
    </style:style>
    <style:style style:name="P13" style:family="paragraph" style:parent-style-name="Table">
      <style:paragraph-properties fo:margin-left="0in" fo:margin-right="0.05in" fo:text-indent="0in" style:auto-text-indent="false"/>
      <style:text-properties style:use-window-font-color="true" style:font-name="Arial" fo:font-size="12pt" officeooo:paragraph-rsid="001be7e5" style:font-size-asian="12pt" style:font-size-complex="12pt"/>
    </style:style>
    <style:style style:name="P14" style:family="paragraph" style:parent-style-name="Table">
      <style:paragraph-properties fo:margin-left="0in" fo:margin-right="0.05in" fo:text-indent="0in" style:auto-text-indent="false"/>
      <style:text-properties officeooo:paragraph-rsid="001be7e5"/>
    </style:style>
    <style:style style:name="P15" style:family="paragraph" style:parent-style-name="Table">
      <style:text-properties style:use-window-font-color="true" style:font-name="Arial" fo:font-size="12pt" fo:language="lv" fo:country="LV" officeooo:paragraph-rsid="001be7e5" style:font-size-asian="12pt" style:font-size-complex="12pt"/>
    </style:style>
    <style:style style:name="P16" style:family="paragraph" style:parent-style-name="Table">
      <style:text-properties style:use-window-font-color="true" style:font-name="Arial" fo:font-size="12pt" fo:language="lv" fo:country="LV" officeooo:paragraph-rsid="001be7e5" style:font-size-asian="12pt" style:font-name-complex="Arial2" style:font-size-complex="12pt"/>
    </style:style>
    <style:style style:name="P17" style:family="paragraph" style:parent-style-name="Table">
      <style:text-properties style:use-window-font-color="true" style:font-name="Arial" fo:font-size="12pt" officeooo:paragraph-rsid="001be7e5" style:font-size-asian="12pt" style:font-size-complex="12pt"/>
    </style:style>
    <style:style style:name="P18" style:family="paragraph" style:parent-style-name="Table">
      <style:text-properties officeooo:paragraph-rsid="001be7e5"/>
    </style:style>
    <style:style style:name="P19" style:family="paragraph" style:parent-style-name="Table">
      <style:paragraph-properties fo:margin-left="0in" fo:margin-right="-0.0098in" fo:text-indent="0in" style:auto-text-indent="false"/>
      <style:text-properties style:use-window-font-color="true" style:font-name="Arial" fo:font-size="12pt" officeooo:paragraph-rsid="001be7e5" style:font-size-asian="12pt" style:font-name-complex="Arial2" style:font-size-complex="12pt"/>
    </style:style>
    <style:style style:name="P20" style:family="paragraph" style:parent-style-name="Standard" style:list-style-name="L3">
      <style:text-properties style:use-window-font-color="true" style:font-name="Arial" fo:font-size="12pt" fo:language="lv" fo:country="LV" officeooo:paragraph-rsid="001be7e5" style:font-size-asian="12pt" style:font-name-complex="Arial2" style:font-size-complex="12pt"/>
    </style:style>
    <style:style style:name="P21" style:family="paragraph" style:parent-style-name="Standard" style:list-style-name="L3">
      <style:text-properties style:use-window-font-color="true" style:font-name="Arial" fo:font-size="12pt" fo:language="lv" fo:country="LV" officeooo:rsid="0008c686" officeooo:paragraph-rsid="001be7e5" style:font-size-asian="12pt" style:font-name-complex="Arial2" style:font-size-complex="12pt"/>
    </style:style>
    <style:style style:name="P22" style:family="paragraph" style:parent-style-name="Standard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be7e5" style:font-size-asian="12pt" style:font-name-complex="Arial2" style:font-size-complex="12pt"/>
    </style:style>
    <style:style style:name="P23" style:family="paragraph" style:parent-style-name="Standard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be7e5" style:font-size-asian="12pt" style:font-name-complex="Arial2" style:font-size-complex="12pt" style:font-weight-complex="bold"/>
    </style:style>
    <style:style style:name="P24" style:family="paragraph" style:parent-style-name="Standard" style:list-style-name="L2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be7e5" style:font-size-asian="12pt" style:font-name-complex="Arial2" style:font-size-complex="12pt" style:font-weight-complex="bold"/>
    </style:style>
    <style:style style:name="P25" style:family="paragraph" style:parent-style-name="Standard" style:list-style-name="L2">
      <style:paragraph-properties fo:margin-top="0in" fo:margin-bottom="0in" style:contextual-spacing="false">
        <style:tab-stops/>
      </style:paragraph-properties>
      <style:text-properties style:font-name="Arial1" officeooo:paragraph-rsid="001be7e5"/>
    </style:style>
    <style:style style:name="P26" style:family="paragraph" style:parent-style-name="Standard" style:list-style-name="L2">
      <style:paragraph-properties fo:margin-top="0in" fo:margin-bottom="0in" style:contextual-spacing="false">
        <style:tab-stops/>
      </style:paragraph-properties>
      <style:text-properties officeooo:paragraph-rsid="001be7e5"/>
    </style:style>
    <style:style style:name="P27" style:family="paragraph" style:parent-style-name="Table" style:list-style-name="L1">
      <style:text-properties style:font-name="Arial1" officeooo:paragraph-rsid="001be7e5"/>
    </style:style>
    <style:style style:name="P28" style:family="paragraph" style:parent-style-name="Table" style:list-style-name="L1">
      <style:text-properties style:use-window-font-color="true" fo:font-size="12pt" fo:language="lv" fo:country="LV" officeooo:paragraph-rsid="001be7e5" style:font-size-asian="12pt" style:font-size-complex="12pt"/>
    </style:style>
    <style:style style:name="P29" style:family="paragraph" style:parent-style-name="Table" style:list-style-name="L3">
      <style:text-properties style:use-window-font-color="true" fo:font-size="12pt" officeooo:paragraph-rsid="001be7e5" style:font-size-asian="12pt" style:font-size-complex="12pt"/>
    </style:style>
    <style:style style:name="P30" style:family="paragraph" style:parent-style-name="Table" style:list-style-name="L1">
      <style:text-properties style:use-window-font-color="true" style:font-name="Arial" fo:font-size="12pt" fo:language="lv" fo:country="LV" officeooo:paragraph-rsid="001be7e5" style:font-size-asian="12pt" style:font-name-complex="Arial2" style:font-size-complex="12pt"/>
    </style:style>
    <style:style style:name="P31" style:family="paragraph" style:parent-style-name="Table" style:list-style-name="L3">
      <style:text-properties style:use-window-font-color="true" style:font-name="Arial" fo:font-size="12pt" officeooo:paragraph-rsid="001be7e5" style:font-size-asian="12pt" style:font-name-complex="Arial2" style:font-size-complex="12pt"/>
    </style:style>
    <style:style style:name="P32" style:family="paragraph" style:parent-style-name="Table" style:list-style-name="L3">
      <style:paragraph-properties fo:margin-left="-0.0193in" fo:margin-right="-0.0098in" fo:text-indent="0in" style:auto-text-indent="false"/>
      <style:text-properties style:use-window-font-color="true" style:font-name="Arial" fo:font-size="12pt" fo:language="lv" fo:country="LV" officeooo:rsid="0008c686" officeooo:paragraph-rsid="001be7e5" style:font-size-asian="12pt" style:font-name-complex="Arial2" style:font-size-complex="12pt"/>
    </style:style>
    <style:style style:name="P33" style:family="paragraph" style:parent-style-name="Table" style:list-style-name="L3">
      <style:paragraph-properties fo:margin-left="-0.0193in" fo:margin-right="-0.0098in" fo:text-indent="0in" style:auto-text-indent="false"/>
      <style:text-properties style:use-window-font-color="true" style:font-name="Arial" fo:font-size="12pt" officeooo:paragraph-rsid="001be7e5" style:font-size-asian="12pt" style:font-name-complex="Arial2" style:font-size-complex="12pt"/>
    </style:style>
    <style:style style:name="P34" style:family="paragraph" style:parent-style-name="Normal_20__28_Web_29_" style:list-style-name="L1">
      <style:paragraph-properties fo:line-height="150%"/>
      <style:text-properties style:font-name="Arial1" officeooo:paragraph-rsid="001be7e5"/>
    </style:style>
    <style:style style:name="P35" style:family="paragraph" style:parent-style-name="Normal_20__28_Web_29_" style:list-style-name="L1">
      <style:paragraph-properties fo:line-height="200%"/>
      <style:text-properties style:font-name="Arial1" officeooo:paragraph-rsid="001be7e5"/>
    </style:style>
    <style:style style:name="P36" style:family="paragraph" style:parent-style-name="Normal_20__28_Web_29_" style:list-style-name="L1">
      <style:paragraph-properties fo:line-height="200%"/>
      <style:text-properties style:use-window-font-color="true" style:font-name="Arial" fo:font-size="12pt" fo:language="lv" fo:country="LV" officeooo:paragraph-rsid="001be7e5" style:font-size-asian="12pt" style:font-name-complex="Arial1" style:font-size-complex="12pt"/>
    </style:style>
    <style:style style:name="P37" style:family="paragraph" style:parent-style-name="Normal_20__28_Web_29_" style:list-style-name="L1">
      <style:text-properties style:use-window-font-color="true" style:font-name="Arial" fo:font-size="12pt" fo:language="lv" fo:country="LV" officeooo:paragraph-rsid="001be7e5" style:font-size-asian="12pt" style:font-name-complex="Arial1" style:font-size-complex="12pt"/>
    </style:style>
    <style:style style:name="P38" style:family="paragraph" style:parent-style-name="Normal_20__28_Web_29_" style:list-style-name="L3">
      <style:paragraph-properties fo:line-height="150%"/>
      <style:text-properties style:use-window-font-color="true" style:font-name="Arial1" fo:font-size="12pt" officeooo:paragraph-rsid="001be7e5" style:font-size-asian="12pt" style:font-name-complex="Arial1" style:font-size-complex="12pt"/>
    </style:style>
    <style:style style:name="P39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paragraph-rsid="001be7e5" style:font-size-asian="12pt" style:font-name-complex="Arial2" style:font-size-complex="12pt"/>
    </style:style>
    <style:style style:name="P40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officeooo:paragraph-rsid="001be7e5"/>
    </style:style>
    <style:style style:name="T1" style:family="text">
      <style:text-properties officeooo:rsid="0006b0d7"/>
    </style:style>
    <style:style style:name="T2" style:family="text">
      <style:text-properties style:use-window-font-color="true" style:font-name="Arial" fo:font-size="12pt" fo:language="lv" fo:country="LV" style:font-size-asian="12pt" style:font-name-complex="Arial2" style:font-size-complex="12pt"/>
    </style:style>
    <style:style style:name="T3" style:family="text">
      <style:text-properties style:use-window-font-color="true" style:font-name="Arial" fo:font-size="12pt" fo:language="lv" fo:country="LV" officeooo:rsid="0006b0d7" style:font-size-asian="12pt" style:font-name-complex="Arial2" style:font-size-complex="12pt"/>
    </style:style>
    <style:style style:name="T4" style:family="text">
      <style:text-properties style:use-window-font-color="true" style:font-name="Arial" fo:font-size="12pt" fo:language="lv" fo:country="LV" style:font-size-asian="12pt" style:font-name-complex="Arial2" style:font-size-complex="12pt" style:font-weight-complex="bold"/>
    </style:style>
    <style:style style:name="T5" style:family="text">
      <style:text-properties style:use-window-font-color="true" style:font-name="Arial" fo:font-size="12pt" fo:language="lv" fo:country="LV" style:font-size-asian="12pt" style:font-size-complex="12pt"/>
    </style:style>
    <style:style style:name="T6" style:family="text">
      <style:text-properties style:use-window-font-color="true" style:font-name="Arial" fo:font-size="12pt" fo:language="lv" fo:country="LV" officeooo:rsid="0008009a" style:font-size-asian="12pt" style:font-size-complex="12pt"/>
    </style:style>
    <style:style style:name="T7" style:family="text">
      <style:text-properties style:use-window-font-color="true" style:font-name="Arial" fo:font-size="12pt" fo:language="lv" fo:country="LV" style:font-size-asian="12pt" style:font-name-complex="Arial1" style:font-size-complex="12pt"/>
    </style:style>
    <style:style style:name="T8" style:family="text">
      <style:text-properties style:use-window-font-color="true" style:font-name="Arial" fo:font-size="12pt" fo:language="lv" fo:country="LV" officeooo:rsid="0008009a" style:font-size-asian="12pt" style:font-name-complex="Arial1" style:font-size-complex="12pt"/>
    </style:style>
    <style:style style:name="T9" style:family="text">
      <style:text-properties style:use-window-font-color="true" style:font-name="Arial" fo:font-size="12pt" fo:language="lv" fo:country="LV" officeooo:rsid="0008c686" style:font-size-asian="12pt" style:font-name-complex="Arial1" style:font-size-complex="12pt"/>
    </style:style>
    <style:style style:name="T10" style:family="text">
      <style:text-properties style:use-window-font-color="true" style:font-name="Arial" fo:font-size="12pt" fo:language="lv" fo:country="LV" fo:font-style="italic" style:font-size-asian="12pt" style:font-style-asian="italic" style:font-name-complex="Arial1" style:font-size-complex="12pt" style:font-style-complex="italic"/>
    </style:style>
    <style:style style:name="T11" style:family="text">
      <style:text-properties style:use-window-font-color="true" style:font-name="Arial" fo:font-size="12pt" fo:language="lv" fo:country="LV" fo:font-style="italic" officeooo:rsid="0008009a" style:font-size-asian="12pt" style:font-style-asian="italic" style:font-name-complex="Arial1" style:font-size-complex="12pt" style:font-style-complex="italic"/>
    </style:style>
    <style:style style:name="T12" style:family="text">
      <style:text-properties style:use-window-font-color="true" style:font-name="Arial" fo:font-size="12pt" style:font-size-asian="12pt" style:font-name-complex="Arial1" style:font-size-complex="12pt"/>
    </style:style>
    <style:style style:name="T13" style:family="text">
      <style:text-properties style:use-window-font-color="true" style:font-name="Arial" fo:font-size="12pt" style:font-size-asian="12pt" style:font-size-complex="12pt"/>
    </style:style>
    <style:style style:name="T14" style:family="text">
      <style:text-properties style:use-window-font-color="true" style:font-name="Arial1" fo:font-size="12pt" fo:language="lv" fo:country="LV" style:font-size-asian="12pt" style:font-name-complex="Arial2" style:font-size-complex="12pt"/>
    </style:style>
    <style:style style:name="T15" style:family="text">
      <style:text-properties style:use-window-font-color="true" style:font-name="Arial1" fo:font-size="12pt" fo:language="lv" fo:country="LV" style:font-size-asian="12pt" style:font-name-complex="Arial2" style:font-size-complex="12pt" style:font-weight-complex="bold"/>
    </style:style>
    <style:style style:name="T16" style:family="text">
      <style:text-properties style:use-window-font-color="true" style:font-name="Arial1" fo:font-size="12pt" fo:language="lv" fo:country="LV" officeooo:rsid="0009b07e" style:font-size-asian="12pt" style:font-name-complex="Arial2" style:font-size-complex="12pt" style:font-weight-complex="bold"/>
    </style:style>
    <style:style style:name="T17" style:family="text">
      <style:text-properties style:use-window-font-color="true" style:font-name="Arial1" fo:font-size="12pt" style:font-size-asian="12pt" style:font-name-complex="Arial1" style:font-size-complex="12pt"/>
    </style:style>
    <style:style style:name="T18" style:family="text">
      <style:text-properties style:use-window-font-color="true" fo:font-size="12pt" fo:language="lv" fo:country="LV" style:font-size-asian="12pt" style:font-name-complex="Arial1" style:font-size-complex="12pt"/>
    </style:style>
    <style:style style:name="T19" style:family="text">
      <style:text-properties style:use-window-font-color="true" fo:font-size="12pt" fo:language="lv" fo:country="LV" officeooo:rsid="0006b0d7" style:font-size-asian="12pt" style:font-name-complex="Arial1" style:font-size-complex="12pt"/>
    </style:style>
    <style:style style:name="T20" style:family="text">
      <style:text-properties style:use-window-font-color="true" fo:font-size="12pt" fo:language="lv" fo:country="LV" style:font-size-asian="12pt" style:font-name-complex="Arial2" style:font-size-complex="12pt"/>
    </style:style>
    <style:style style:name="T21" style:family="text">
      <style:text-properties style:use-window-font-color="true" fo:font-size="12pt" fo:language="lv" fo:country="LV" style:font-size-asian="12pt" style:font-name-complex="Arial2" style:font-size-complex="12pt" style:font-weight-complex="bold"/>
    </style:style>
    <style:style style:name="T22" style:family="text">
      <style:text-properties style:use-window-font-color="true" fo:font-size="12pt" fo:language="lv" fo:country="LV" officeooo:rsid="00087ca6" style:font-size-asian="12pt" style:font-name-complex="Arial2" style:font-size-complex="12pt" style:font-weight-complex="bold"/>
    </style:style>
    <style:style style:name="T23" style:family="text">
      <style:text-properties style:use-window-font-color="true" fo:font-size="12pt" fo:language="lv" fo:country="LV" officeooo:rsid="00072241" style:font-size-asian="12pt" style:font-name-complex="Arial2" style:font-size-complex="12pt" style:font-weight-complex="bold"/>
    </style:style>
    <style:style style:name="T24" style:family="text">
      <style:text-properties style:use-window-font-color="true" fo:font-size="12pt" fo:language="lv" fo:country="LV" officeooo:rsid="000738cb" style:font-size-asian="12pt" style:font-name-complex="Arial2" style:font-size-complex="12pt" style:font-weight-complex="bold"/>
    </style:style>
    <style:style style:name="T25" style:family="text">
      <style:text-properties style:font-name="Arial1"/>
    </style:style>
    <style:style style:name="T26" style:family="text">
      <style:text-properties style:font-name="Arial1" fo:language="lv" fo:country="LV"/>
    </style:style>
    <style:style style:name="T27" style:family="text">
      <style:text-properties style:font-name="Arial1" fo:language="lv" fo:country="LV" officeooo:rsid="0006b0d7"/>
    </style:style>
    <style:style style:name="T28" style:family="text">
      <style:text-properties style:font-name="Arial1" fo:language="lv" fo:country="LV" officeooo:rsid="00072241"/>
    </style:style>
    <style:style style:name="T29" style:family="text">
      <style:text-properties style:font-name="Arial1" fo:language="lv" fo:country="LV" officeooo:rsid="0009b07e"/>
    </style:style>
    <style:style style:name="T30" style:family="text">
      <style:text-properties style:font-name="Arial1" fo:language="lv" fo:country="LV" officeooo:rsid="0008c686"/>
    </style:style>
    <style:style style:name="T31" style:family="text">
      <style:text-properties style:font-name="Arial1" fo:language="lv" fo:country="LV" officeooo:rsid="0008009a"/>
    </style:style>
    <style:style style:name="T32" style:family="text">
      <style:text-properties style:font-name="Arial1" fo:language="lv" fo:country="LV" officeooo:rsid="0005471a"/>
    </style:style>
    <style:style style:name="T33" style:family="text">
      <style:text-properties style:font-name="Arial1" officeooo:rsid="0005471a"/>
    </style:style>
    <style:style style:name="T34" style:family="text">
      <style:text-properties fo:language="lv" fo:country="LV"/>
    </style:style>
    <style:style style:name="T35" style:family="text">
      <style:text-properties fo:language="lv" fo:country="LV" officeooo:rsid="0006b0d7"/>
    </style:style>
    <style:style style:name="T36" style:family="text">
      <style:text-properties fo:language="lv" fo:country="LV" officeooo:rsid="000cbfc8"/>
    </style:style>
    <style:style style:name="T37" style:family="text">
      <style:text-properties fo:language="lv" fo:country="LV" officeooo:rsid="00072241"/>
    </style:style>
    <style:style style:name="T38" style:family="text">
      <style:text-properties fo:language="lv" fo:country="LV" officeooo:rsid="000738cb"/>
    </style:style>
    <style:style style:name="T39" style:family="text">
      <style:text-properties fo:language="lv" fo:country="LV" officeooo:rsid="00087ca6"/>
    </style:style>
    <style:style style:name="T40" style:family="text">
      <style:text-properties fo:language="lv" fo:country="LV" officeooo:rsid="0008009a"/>
    </style:style>
    <style:style style:name="T41" style:family="text">
      <style:text-properties fo:language="lv" fo:country="LV" officeooo:rsid="0008c686"/>
    </style:style>
    <style:style style:name="T42" style:family="text">
      <style:text-properties fo:language="lv" fo:country="LV" officeooo:rsid="001be7e5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officeooo:rsid="00072241"/>
    </style:style>
    <style:style style:name="T45" style:family="text">
      <style:text-properties officeooo:rsid="00087ca6"/>
    </style:style>
    <style:style style:name="T46" style:family="text">
      <style:text-properties officeooo:rsid="0009b07e"/>
    </style:style>
    <style:style style:name="T47" style:family="text">
      <style:text-properties officeooo:rsid="000374bf"/>
    </style:style>
    <style:style style:name="T48" style:family="text">
      <style:text-properties officeooo:rsid="0008c686"/>
    </style:style>
    <style:style style:name="T49" style:family="text">
      <style:text-properties officeooo:rsid="0008009a"/>
    </style:style>
    <style:style style:name="T50" style:family="text">
      <style:text-properties officeooo:rsid="001be7e5"/>
    </style:style>
    <style:style style:name="T51" style:family="text">
      <style:text-properties officeooo:rsid="001d0b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1.<text:span text:style-name="T1">Tests</text:span> </text:p>
      <text:p text:style-name="P6"/>
      <text:p text:style-name="P6"/>
      <text:list xml:id="list6149172055160637920" text:style-name="L1">
        <text:list-item>
          <text:p text:style-name="P22"><text:bookmark text:name="result_box"/>Kas ir JVM? (Izvēlieties labāko variantu) </text:p>
          <text:list>
            <text:list-item>
              <text:p text:style-name="P23"><text:bookmark text:name="result_box1"/>Java Virtu<text:span text:style-name="T1">ā</text:span>l<text:span text:style-name="T1">ais</text:span> Mikroprocesor<text:span text:style-name="T1">s</text:span> </text:p>
            </text:list-item>
            <text:list-item>
              <text:p text:style-name="P39">Java Virtu<text:span text:style-name="T1">ālā</text:span> Ma<text:span text:style-name="T1">šīna</text:span></text:p>
            </text:list-item>
            <text:list-item>
              <text:p text:style-name="P39">Javac Virtu<text:span text:style-name="T1">ālā </text:span>Ma<text:span text:style-name="T1">šī</text:span>n<text:span text:style-name="T1">a</text:span></text:p>
            </text:list-item>
            <text:list-item>
              <text:p text:style-name="P40"><text:span text:style-name="T2">J</text:span><text:span text:style-name="T3">ava</text:span><text:span text:style-name="T2"> V</text:span><text:span text:style-name="T14">ideo </text:span><text:bookmark text:name="result_box2"/><text:span text:style-name="T26">Mi</text:span><text:span text:style-name="T27">k</text:span><text:span text:style-name="T26">ro-kontrolieris.</text:span><text:span text:style-name="T25"> </text:span></text:p>
            </text:list-item>
          </text:list>
        </text:list-item>
      </text:list>
      <text:p text:style-name="P7"/>
      <text:p text:style-name="P7"/>
      <text:list xml:id="list102343414260027" text:continue-numbering="true" text:style-name="L1">
        <text:list-item>
          <text:p text:style-name="P34"><text:span text:style-name="T18"><text:s/></text:span><text:span text:style-name="T19">Salīdzini</text:span><text:span text:style-name="T34"> aprakstus sarakst</text:span><text:span text:style-name="T35">ā</text:span><text:span text:style-name="T34"> pa kreisi, </text:span><text:span text:style-name="T35">tu</text:span><text:span text:style-name="T36">kša</text:span><text:span text:style-name="T35">jā kolonā norādot</text:span><text:span text:style-name="T34"> pareizo koncepciju no saraksta labajā pusē.</text:span>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5" text:outline-level="1"/>
          </table:table-cell>
          <table:table-cell table:style-name="Table1.B1" office:value-type="string">
            <text:p text:style-name="P8"><text:bookmark text:name="result_box4"/>Arhīva faila formāts. </text:p>
          </table:table-cell>
          <table:table-cell table:style-name="Table1.C1" office:value-type="string">
            <text:h text:style-name="P15" text:outline-level="1"><text:span text:style-name="T51">a</text:span>. .<text:span text:style-name="T43">class</text:span></text:h>
          </table:table-cell>
        </table:table-row>
        <table:table-row table:style-name="Table1.2">
          <table:table-cell table:style-name="Table1.A2" office:value-type="string">
            <text:h text:style-name="P15" text:outline-level="1"/>
          </table:table-cell>
          <table:table-cell table:style-name="Table1.B2" office:value-type="string">
            <text:p text:style-name="P11"><text:bookmark text:name="result_box5"/>Satur Java b<text:span text:style-name="T1">ai</text:span>t<text:span text:style-name="T1">k</text:span>od<text:span text:style-name="T1">u</text:span>. </text:p>
          </table:table-cell>
          <table:table-cell table:style-name="Table1.C2" office:value-type="string">
            <text:h text:style-name="P15" text:outline-level="1"><text:span text:style-name="T51">b</text:span>. .<text:span text:style-name="T43">javac</text:span></text:h>
          </table:table-cell>
        </table:table-row>
        <table:table-row table:style-name="Table1.3">
          <table:table-cell table:style-name="Table1.A3" office:value-type="string">
            <text:h text:style-name="P15" text:outline-level="1"/>
          </table:table-cell>
          <table:table-cell table:style-name="Table1.B3" office:value-type="string">
            <text:p text:style-name="P12"><text:s/><text:span text:style-name="T44">Izejas kods Java </text:span>kompilator<text:span text:style-name="T44">am</text:span> </text:p>
          </table:table-cell>
          <table:table-cell table:style-name="Table1.C3" office:value-type="string">
            <text:h text:style-name="P15" text:outline-level="1"><text:span text:style-name="T51">c</text:span>. <text:span text:style-name="T43">.jar</text:span></text:h>
          </table:table-cell>
        </table:table-row>
      </table:table>
      <text:list xml:id="list102343056614205" text:continue-numbering="true" text:style-name="L1">
        <text:list-header>
          <text:p text:style-name="P36"/>
        </text:list-header>
        <text:list-item>
          <text:p text:style-name="P35"><text:span text:style-name="T18">J</text:span><text:bookmark text:name="result_box7"/><text:span text:style-name="T34">ava </text:span><text:span text:style-name="T37">atvasina</text:span><text:span text:style-name="T34"> </text:span><text:span text:style-name="T37">vairākus</text:span><text:span text:style-name="T34"> sintakses </text:span><text:span text:style-name="T37">elementus </text:span><text:span text:style-name="T34">no:...</text:span> </text:p>
          <text:list>
            <text:list-item>
              <text:p text:style-name="P37">C/C++</text:p>
            </text:list-item>
            <text:list-item>
              <text:p text:style-name="P37">Scala</text:p>
            </text:list-item>
            <text:list-item>
              <text:p text:style-name="P37">Ada</text:p>
            </text:list-item>
            <text:list-item>
              <text:p text:style-name="P37">Erlang<text:tab/></text:p>
            </text:list-item>
          </text:list>
        </text:list-item>
      </text:list>
      <text:p text:style-name="P2"/>
      <text:p text:style-name="P2"/>
      <text:p text:style-name="P4"><text:span text:style-name="T4"><text:tab/></text:span><text:bookmark text:name="result_box8"/><text:span text:style-name="T26">Kurš no šiem apgalvojumiem ir patiess/</text:span><text:span text:style-name="T28">nepatiess</text:span><text:span text:style-name="T26">:</text:span><text:span text:style-name="T25"> </text:span></text:p>
      <text:p text:style-name="P2"><text:s text:c="2"/><text:tab/><text:tab/><text:tab/><text:tab/><text:tab/> <text:s text:c="79"/>T/F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02344037681662" text:continue-numbering="true" text:style-name="L1">
              <text:list-item>
                <text:h text:style-name="P27" text:outline-level="1"><text:span text:style-name="T20">Java </text:span><text:bookmark text:name="result_box9"/><text:span text:style-name="T34">ir objekt-orientēta.</text:span> </text:h>
              </text:list-item>
            </text:list>
          </table:table-cell>
          <table:table-cell table:style-name="Table2.B1" office:value-type="string">
            <text:list xml:id="list102343257202444" text:continue-numbering="true" text:style-name="L1">
              <text:list-header>
                <text:h text:style-name="P28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2343558064545" text:continue-numbering="true" text:style-name="L1">
              <text:list-item>
                <text:h text:style-name="P27" text:outline-level="1"><text:span text:style-name="T20">Java </text:span><text:bookmark text:name="result_box10"/><text:span text:style-name="T34">sākotnēji tika saukta "Oak".</text:span> </text:h>
              </text:list-item>
            </text:list>
          </table:table-cell>
          <table:table-cell table:style-name="Table2.B1" office:value-type="string">
            <text:list xml:id="list102342110457578" text:continue-numbering="true" text:style-name="L1">
              <text:list-header>
                <text:h text:style-name="P30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2343847963811" text:continue-numbering="true" text:style-name="L1">
              <text:list-item>
                <text:h text:style-name="P27" text:outline-level="1"><text:span text:style-name="T20">Java </text:span><text:bookmark text:name="result_box11"/><text:span text:style-name="T34">ir dinamiska valoda.</text:span> </text:h>
              </text:list-item>
            </text:list>
          </table:table-cell>
          <table:table-cell table:style-name="Table2.B1" office:value-type="string">
            <text:list xml:id="list102343046524344" text:continue-numbering="true" text:style-name="L1">
              <text:list-header>
                <text:h text:style-name="P30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2343355607678" text:continue-numbering="true" text:style-name="L1">
              <text:list-item>
                <text:h text:style-name="P27" text:outline-level="1"><text:span text:style-name="T20">Java </text:span><text:bookmark text:name="result_box12"/><text:span text:style-name="T34">ir skriptu valoda.</text:span> </text:h>
              </text:list-item>
            </text:list>
          </table:table-cell>
          <table:table-cell table:style-name="Table2.B4" office:value-type="string">
            <text:list xml:id="list102342938312483" text:continue-numbering="true" text:style-name="L1">
              <text:list-header>
                <text:h text:style-name="P30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2343941989157" text:continue-numbering="true" text:style-name="L1">
              <text:list-item>
                <text:h text:style-name="P30" text:outline-level="1">Java <text:span text:style-name="T44">ir daudz-pavedienu.</text:span></text:h>
              </text:list-item>
            </text:list>
          </table:table-cell>
          <table:table-cell table:style-name="Table2.B4" office:value-type="string">
            <text:list xml:id="list102342534789384" text:continue-numbering="true" text:style-name="L1">
              <text:list-header>
                <text:h text:style-name="P30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2342106549686" text:continue-numbering="true" text:style-name="L1">
              <text:list-item>
                <text:h text:style-name="P27" text:outline-level="1"><text:span text:style-name="T20">Java </text:span><text:bookmark text:name="result_box13"/><text:span text:style-name="T34">ir deklaratīv</text:span><text:span text:style-name="T37">a</text:span><text:span text:style-name="T20">.</text:span></text:h>
              </text:list-item>
            </text:list>
          </table:table-cell>
          <table:table-cell table:style-name="Table2.B4" office:value-type="string">
            <text:list xml:id="list102342664421642" text:continue-numbering="true" text:style-name="L1">
              <text:list-header>
                <text:h text:style-name="P30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2343722935494" text:continue-numbering="true" text:style-name="L1">
              <text:list-item>
                <text:h text:style-name="P27" text:outline-level="1"><text:span text:style-name="T20">Java </text:span><text:bookmark text:name="result_box14"/><text:span text:style-name="T34">ir funkcionāl</text:span><text:span text:style-name="T37">a</text:span><text:span text:style-name="T34"> valoda.</text:span> </text:h>
              </text:list-item>
            </text:list>
          </table:table-cell>
          <table:table-cell table:style-name="Table2.B4" office:value-type="string">
            <text:list xml:id="list102342753355686" text:continue-numbering="true" text:style-name="L1">
              <text:list-header>
                <text:h text:style-name="P30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2342897903384" text:continue-numbering="true" text:style-name="L1">
              <text:list-item>
                <text:h text:style-name="P27" text:outline-level="1"><text:span text:style-name="T20"><text:s/>Java </text:span><text:bookmark text:name="result_box15"/><text:span text:style-name="T34">ir </text:span><text:span text:style-name="T37">no </text:span><text:span text:style-name="T34">arhitektūra</text:span><text:span text:style-name="T37">s</text:span><text:span text:style-name="T34"> ne</text:span><text:span text:style-name="T37">atkarīga</text:span><text:span text:style-name="T34"> valoda.</text:span> </text:h>
              </text:list-item>
            </text:list>
          </table:table-cell>
          <table:table-cell table:style-name="Table2.B4" office:value-type="string">
            <text:h text:style-name="P16" text:outline-level="1"/>
            <text:h text:style-name="P16" text:outline-level="1"/>
          </table:table-cell>
        </table:table-row>
      </table:table>
      <text:p text:style-name="P2"/>
      <text:list xml:id="list6425762107991446432" text:style-name="L2">
        <text:list-item>
          <text:p text:style-name="P24"><text:s text:c="2"/><text:span text:style-name="T44">Kas ir </text:span>Eclipse?</text:p>
          <text:p text:style-name="P24"/>
          <text:list>
            <text:list-item>
              <text:p text:style-name="P25"><text:span text:style-name="T22">N</text:span><text:span text:style-name="T23">odrošina</text:span><text:span text:style-name="T34"> fail</text:span><text:span text:style-name="T37">u</text:span><text:span text:style-name="T34"> </text:span><text:span text:style-name="T37">arhivēšanu</text:span><text:span text:style-name="T34"> un </text:span><text:span text:style-name="T37">saspiešanu</text:span><text:span text:style-name="T34"> Windows, OS X, iOS un Android </text:span><text:span text:style-name="T38">vidēs</text:span><text:span text:style-name="T34"> </text:span></text:p>
            </text:list-item>
            <text:list-item>
              <text:p text:style-name="P24"><text:bookmark text:name="result_box18"/>Attēlu retušēšanas un rediģēšanas rīks. </text:p>
            </text:list-item>
            <text:list-item>
              <text:p text:style-name="P25"><text:soft-page-break/><text:span text:style-name="T24">A</text:span><text:span text:style-name="T34">tvērtā pirmkoda </text:span><text:span text:style-name="T39">vide </text:span><text:span text:style-name="T34">programmatūras </text:span><text:span text:style-name="T39">projektu izstrāde</text:span><text:span text:style-name="T21">.</text:span></text:p>
            </text:list-item>
            <text:list-item>
              <text:p text:style-name="P24"><text:bookmark text:name="result_box22"/><text:span text:style-name="T45">Pamat-ietvars ar multiprogrammēšanas atbalstu</text:span> </text:p>
              <text:p text:style-name="P24"/>
            </text:list-item>
          </text:list>
        </text:list-item>
        <text:list-item>
          <text:p text:style-name="P24"><text:span text:style-name="T46">Kas ir</text:span> JDK?</text:p>
          <text:p text:style-name="P24"/>
          <text:list>
            <text:list-item>
              <text:p text:style-name="P24">Java Develop<text:span text:style-name="T47">ment</text:span> Keyword.<text:span text:style-name="T46">(Java Izstrādes Atslēgvārdi)</text:span></text:p>
            </text:list-item>
            <text:list-item>
              <text:p text:style-name="P24">Just Define Kit.<text:span text:style-name="T46">(Vienkārša Definēšanas Vide)</text:span></text:p>
            </text:list-item>
            <text:list-item>
              <text:p text:style-name="P24">Java Develop<text:span text:style-name="T47">ment</text:span> Kit.<text:span text:style-name="T46">(Java Izstrādes Vide)</text:span></text:p>
            </text:list-item>
            <text:list-item>
              <text:p text:style-name="P26"><text:span text:style-name="T4">Javadoc Develop</text:span><text:span text:style-name="T15">er Keyword.</text:span><text:span text:style-name="T16">(</text:span><text:bookmark text:name="result_box23"/><text:span text:style-name="T26">Javadoc Izstrādātāj</text:span><text:span text:style-name="T29">a</text:span><text:span text:style-name="T26"> </text:span><text:span text:style-name="T29">A</text:span><text:span text:style-name="T26">tslēgvārd</text:span><text:span text:style-name="T29">i)</text:span><text:span text:style-name="T26">.</text:span><text:span text:style-name="T25"> </text:span></text:p>
              <text:p text:style-name="P24"/>
            </text:list-item>
          </text:list>
        </text:list-item>
      </text:list>
      <text:list xml:id="list2610141118588761144" text:style-name="L3">
        <text:list-header>
          <text:p text:style-name="P38"/>
          <text:p text:style-name="P38"><text:span text:style-name="T42">14. </text:span><text:span text:style-name="T35">Salīdzini</text:span><text:span text:style-name="T34"> aprakstus sarakst</text:span><text:span text:style-name="T35">ā</text:span><text:span text:style-name="T34"> pa kreisi, </text:span><text:span text:style-name="T35">tu</text:span><text:span text:style-name="T36">kša</text:span><text:span text:style-name="T35">jā kolonā norādot</text:span><text:span text:style-name="T34"> pareizo koncepciju no saraksta labajā pusē.</text:span> </text:p>
        </text:list-header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h text:style-name="P17" text:outline-level="1"/>
          </table:table-cell>
          <table:table-cell table:style-name="Table3.A1" office:value-type="string">
            <text:h text:style-name="P9" text:outline-level="1">/**</text:h>
            <text:h text:style-name="P10" text:outline-level="1"><text:span text:style-name="T17"><text:s/>*</text:span><text:bookmark text:name="result_box6"/><text:span text:style-name="T26">Šī funkcija pārbauda, vai </text:span><text:span text:style-name="T30">dotais</text:span><text:span text:style-name="T26"> skaitlis ir </text:span><text:span text:style-name="T31">pirmskaitlis</text:span></text:h>
            <text:h text:style-name="P10" text:outline-level="1"><text:span text:style-name="T12"><text:s/>* @return </text:span><text:span text:style-name="T8">atgrie</text:span><text:span text:style-name="T9">zīs</text:span><text:span text:style-name="T7"> </text:span><text:span text:style-name="T11">true</text:span><text:span text:style-name="T7">, ja ir </text:span><text:span text:style-name="T8">pirmskaitlis</text:span><text:span text:style-name="T7">, </text:span><text:span text:style-name="T10">false</text:span><text:span text:style-name="T7">, ja </text:span><text:span text:style-name="T9">nav</text:span></text:h>
            <text:h text:style-name="P9" text:outline-level="1"><text:s/>*/</text:h>
          </table:table-cell>
          <table:table-cell table:style-name="Table3.C1" office:value-type="string">
            <text:h text:style-name="P17" text:outline-level="1">a. <text:s/><text:span text:style-name="T40">Nav komentārs</text:span><text:span text:style-name="T34">.</text:span></text:h>
          </table:table-cell>
        </table:table-row>
        <table:table-row table:style-name="Table3.2">
          <table:table-cell table:style-name="Table3.A2" office:value-type="string">
            <text:h text:style-name="P17" text:outline-level="1"/>
          </table:table-cell>
          <table:table-cell table:style-name="Table3.A2" office:value-type="string">
            <text:h text:style-name="P14" text:outline-level="1"><text:span text:style-name="T13">// </text:span><text:span text:style-name="T6">Iegūsim</text:span><text:span text:style-name="T26"> </text:span><text:span text:style-name="T31">skaitļa</text:span><text:span text:style-name="T26"> ciparu summu</text:span><text:span text:style-name="T25"> </text:span></text:h>
          </table:table-cell>
          <table:table-cell table:style-name="Table3.C2" office:value-type="string">
            <text:h text:style-name="P17" text:outline-level="1">b. <text:span text:style-name="T40">Komentāru rind</text:span><text:span text:style-name="T41">iņa.</text:span></text:h>
          </table:table-cell>
        </table:table-row>
        <table:table-row table:style-name="Table3.3">
          <table:table-cell table:style-name="Table3.A2" office:value-type="string">
            <text:h text:style-name="P17" text:outline-level="1"/>
          </table:table-cell>
          <table:table-cell table:style-name="Table3.A2" office:value-type="string">
            <text:h text:style-name="P13" text:outline-level="1">/*</text:h>
            <text:h text:style-name="P13" text:outline-level="1"><text:s/>* <text:span text:style-name="T33">S</text:span><text:span text:style-name="T26">iets tiek izmantots, lai atrastu visu</text:span><text:span text:style-name="T32">s pirmskaitļus</text:span></text:h>
            <text:h text:style-name="P13" text:outline-level="1"><text:s/>* <text:span text:style-name="T48">Šis bloks</text:span><text:span text:style-name="T34"> </text:span><text:span text:style-name="T41">izstrādāts</text:span><text:span text:style-name="T34"> veiktspējas </text:span><text:span text:style-name="T41">mērķiem</text:span> </text:h>
            <text:h text:style-name="P13" text:outline-level="1"><text:s/>*/</text:h>
          </table:table-cell>
          <table:table-cell table:style-name="Table3.C2" office:value-type="string">
            <text:h text:style-name="P18" text:outline-level="1"><text:span text:style-name="T13">c. </text:span><text:span text:style-name="T6">D</text:span><text:span text:style-name="T5">okumentācija</text:span><text:span text:style-name="T6">s</text:span><text:span text:style-name="T5"> komentāri</text:span><text:span text:style-name="T13">.</text:span></text:h>
          </table:table-cell>
        </table:table-row>
        <table:table-row table:style-name="Table3.4">
          <table:table-cell table:style-name="Table3.A2" office:value-type="string">
            <text:h text:style-name="P17" text:outline-level="1"/>
          </table:table-cell>
          <table:table-cell table:style-name="Table3.A2" office:value-type="string">
            <text:h text:style-name="P13" text:outline-level="1">@Printing “<text:span text:style-name="T40">Sveika,</text:span> <text:span text:style-name="T49">Java </text:span><text:span text:style-name="T40">Pasaule</text:span>!”</text:h>
          </table:table-cell>
          <table:table-cell table:style-name="Table3.C2" office:value-type="string">
            <text:h text:style-name="P15" text:outline-level="1">d. <text:span text:style-name="T49">Komentāru bloks</text:span></text:h>
          </table:table-cell>
        </table:table-row>
      </table:table>
      <text:p text:style-name="P3"/>
      <text:p text:style-name="P3"><text:tab/><text:span text:style-name="T26">Kurš no šiem apgalvojumiem ir patiess/</text:span><text:span text:style-name="T28">nepatiess </text:span><text:span text:style-name="T30">attiecībā uz Java</text:span><text:tab/><text:tab/> <text:s text:c="6"/>T/F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50"><text:s text:c="10"/>15 V</text:span>is<text:span text:style-name="T48">as</text:span> <text:span text:style-name="T48">rindiņas</text:span> ir <text:span text:style-name="T48">jānoslēdz</text:span> ar semikolu (;) </text:p>
          </table:table-cell>
          <table:table-cell table:style-name="Table4.B1" office:value-type="string">
            <text:list xml:id="list102343977487848" text:continue-numbering="true" text:style-name="L3">
              <text:list-header>
                <text:h text:style-name="P29" text:outline-level="1"/>
              </text:list-header>
            </text:list>
          </table:table-cell>
        </table:table-row>
        <table:table-row table:style-name="Table4.1">
          <table:table-cell table:style-name="Table4.A1" office:value-type="string">
            <text:list xml:id="list102343936170328" text:continue-numbering="true" text:style-name="L3">
              <text:list-header>
                <text:h text:style-name="P32" text:outline-level="1"><text:span text:style-name="T50"><text:s text:c="11"/>16 </text:span>Mainīgajiem ir jāsākas ar burtu</text:h>
              </text:list-header>
            </text:list>
          </table:table-cell>
          <table:table-cell table:style-name="Table4.B1" office:value-type="string">
            <text:list xml:id="list102343404530098" text:continue-numbering="true" text:style-name="L3">
              <text:list-header>
                <text:h text:style-name="P31" text:outline-level="1"/>
              </text:list-header>
            </text:list>
          </table:table-cell>
        </table:table-row>
        <table:table-row table:style-name="Table4.1">
          <table:table-cell table:style-name="Table4.A1" office:value-type="string">
            <text:list xml:id="list102343149703383" text:continue-numbering="true" text:style-name="L3">
              <text:list-header>
                <text:h text:style-name="P32" text:outline-level="1"><text:span text:style-name="T50"><text:s text:c="11"/>17 </text:span>Ir jābūt vismaz vienam programmas blokam</text:h>
              </text:list-header>
            </text:list>
          </table:table-cell>
          <table:table-cell table:style-name="Table4.B1" office:value-type="string">
            <text:h text:style-name="P19" text:outline-level="1"/>
          </table:table-cell>
        </table:table-row>
        <table:table-row table:style-name="Table4.1">
          <table:table-cell table:style-name="Table4.A1" office:value-type="string">
            <text:list xml:id="list102343075198678" text:continue-numbering="true" text:style-name="L3">
              <text:list-header>
                <text:p text:style-name="P20"><text:bookmark text:name="result_box52"/><text:span text:style-name="T50">18 </text:span>char tipa mainīgie var turēt tikai ASCII simbolus </text:p>
              </text:list-header>
            </text:list>
          </table:table-cell>
          <table:table-cell table:style-name="Table4.B4" office:value-type="string">
            <text:list xml:id="list102342948897331" text:continue-numbering="true" text:style-name="L3">
              <text:list-header>
                <text:h text:style-name="P33" text:outline-level="1"/>
              </text:list-header>
            </text:list>
          </table:table-cell>
        </table:table-row>
        <table:table-row table:style-name="Table4.1">
          <table:table-cell table:style-name="Table4.A1" office:value-type="string">
            <text:list xml:id="list102342396739151" text:continue-numbering="true" text:style-name="L3">
              <text:list-header>
                <text:p text:style-name="P21"><text:span text:style-name="T50">19 </text:span>Ne-references mainīgie tiek nodoti kā vērtības</text:p>
              </text:list-header>
            </text:list>
          </table:table-cell>
          <table:table-cell table:style-name="Table4.B4" office:value-type="string">
            <text:list xml:id="list102344097757986" text:continue-numbering="true" text:style-name="L3">
              <text:list-header>
                <text:h text:style-name="P31" text:outline-level="1"/>
              </text:list-header>
            </text:list>
          </table:table-cell>
        </table:table-row>
        <table:table-row table:style-name="Table4.1">
          <table:table-cell table:style-name="Table4.A1" office:value-type="string">
            <text:list xml:id="list102343896489180" text:continue-numbering="true" text:style-name="L3">
              <text:list-item>
                <text:list>
                  <text:list-header>
                    <text:h text:style-name="P32" text:outline-level="1"><text:span text:style-name="T50"><text:s text:c="11"/>20 </text:span>Mainīgo nosaukumi ir reģistra jutīgi</text:h>
                  </text:list-header>
                </text:list>
              </text:list-item>
            </text:list>
          </table:table-cell>
          <table:table-cell table:style-name="Table4.B4" office:value-type="string">
            <text:list xml:id="list102342534490806" text:continue-numbering="true" text:style-name="L3">
              <text:list-header>
                <text:h text:style-name="P31" text:outline-level="1"/>
              </text:list-header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in" fo:margin-bottom="0in" style:contextual-spacing="false"/>
    </style:style>
    <style:style style:name="Table" style:family="paragraph" style:parent-style-name="Caption" style:default-outline-level="1" style:list-style-name="" style:class="extra" style:master-page-name="">
      <style:paragraph-properties fo:margin-left="-0.0098in" fo:margin-right="-0.0098in" fo:margin-top="0in" fo:margin-bottom="0in" style:contextual-spacing="false" fo:text-indent="-0.0098in" style:auto-text-indent="false" style:page-number="auto" fo:background-color="transparent" style:shadow="none" style:vertical-align="middle">
        <style:tab-stops/>
        <style:background-image/>
      </style:paragraph-properties>
      <style:text-properties fo:font-style="normal"/>
    </style:style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fo:color="#000000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5:32:48.342176456</meta:creation-date>
    <dc:date>2015-03-25T10:23:41.922191974</dc:date>
    <meta:editing-duration>P0D</meta:editing-duration>
    <meta:editing-cycles>2</meta:editing-cycles>
    <meta:generator>LibreOffice/4.2.7.2$Linux_x86 LibreOffice_project/420m0$Build-2</meta:generator>
    <meta:document-statistic meta:table-count="4" meta:image-count="0" meta:object-count="0" meta:page-count="2" meta:paragraph-count="60" meta:word-count="305" meta:character-count="2181" meta:non-whitespace-character-count="1787"/>
  </office:meta>
</office:document-meta>
</file>